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b721" officeooo:paragraph-rsid="0017b721"/>
    </style:style>
    <style:style style:name="P2" style:family="paragraph" style:parent-style-name="Standard">
      <style:text-properties officeooo:rsid="0017b721" officeooo:paragraph-rsid="00207d5a"/>
    </style:style>
    <style:style style:name="P3" style:family="paragraph" style:parent-style-name="Standard">
      <style:text-properties officeooo:rsid="0017b721" officeooo:paragraph-rsid="0022f209"/>
    </style:style>
    <style:style style:name="P4" style:family="paragraph" style:parent-style-name="Standard">
      <style:text-properties officeooo:rsid="0017b721" officeooo:paragraph-rsid="00232b00"/>
    </style:style>
    <style:style style:name="P5" style:family="paragraph" style:parent-style-name="Standard">
      <style:text-properties officeooo:rsid="001b46e8" officeooo:paragraph-rsid="0017b721"/>
    </style:style>
    <style:style style:name="P6" style:family="paragraph" style:parent-style-name="Standard">
      <style:text-properties officeooo:rsid="001b46e8" officeooo:paragraph-rsid="001b46e8"/>
    </style:style>
    <style:style style:name="P7" style:family="paragraph" style:parent-style-name="Standard">
      <style:text-properties officeooo:rsid="001b46e8" officeooo:paragraph-rsid="00208bd2"/>
    </style:style>
    <style:style style:name="P8" style:family="paragraph" style:parent-style-name="Standard">
      <style:text-properties officeooo:rsid="001d06ab" officeooo:paragraph-rsid="001d06ab"/>
    </style:style>
    <style:style style:name="P9" style:family="paragraph" style:parent-style-name="Standard">
      <style:text-properties officeooo:rsid="001d47b0" officeooo:paragraph-rsid="001d47b0"/>
    </style:style>
    <style:style style:name="P10" style:family="paragraph" style:parent-style-name="Standard">
      <style:text-properties officeooo:rsid="001e11d8" officeooo:paragraph-rsid="001e11d8"/>
    </style:style>
    <style:style style:name="P11" style:family="paragraph" style:parent-style-name="Standard">
      <style:text-properties officeooo:rsid="001e5bcb" officeooo:paragraph-rsid="001e5bcb"/>
    </style:style>
    <style:style style:name="P12" style:family="paragraph" style:parent-style-name="Standard">
      <style:text-properties officeooo:rsid="00207d5a" officeooo:paragraph-rsid="00207d5a"/>
    </style:style>
    <style:style style:name="P13" style:family="paragraph" style:parent-style-name="Standard">
      <style:text-properties officeooo:rsid="00213bff" officeooo:paragraph-rsid="00213bff"/>
    </style:style>
    <style:style style:name="P14" style:family="paragraph" style:parent-style-name="Standard">
      <style:text-properties officeooo:rsid="00232b00" officeooo:paragraph-rsid="00232b00"/>
    </style:style>
    <style:style style:name="P15" style:family="paragraph" style:parent-style-name="Standard">
      <style:text-properties fo:font-size="16pt" fo:font-weight="bold" officeooo:rsid="0017b721" officeooo:paragraph-rsid="0017b721" style:font-size-asian="16pt" style:font-weight-asian="bold" style:font-size-complex="16pt" style:font-weight-complex="bold"/>
    </style:style>
    <style:style style:name="P16" style:family="paragraph" style:parent-style-name="Standard">
      <style:text-properties style:text-underline-style="solid" style:text-underline-width="auto" style:text-underline-color="font-color" fo:font-weight="bold" officeooo:rsid="00213bff" officeooo:paragraph-rsid="00213bff"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17b721" officeooo:paragraph-rsid="0017b721" style:font-weight-asian="bold" style:font-weight-complex="bold"/>
    </style:style>
    <style:style style:name="T1" style:family="text">
      <style:text-properties officeooo:rsid="0019aaa9"/>
    </style:style>
    <style:style style:name="T2" style:family="text">
      <style:text-properties officeooo:rsid="001e5bcb"/>
    </style:style>
    <style:style style:name="T3" style:family="text">
      <style:text-properties officeooo:rsid="001fe9da"/>
    </style:style>
    <style:style style:name="T4" style:family="text">
      <style:text-properties officeooo:rsid="00207d5a"/>
    </style:style>
    <style:style style:name="T5" style:family="text">
      <style:text-properties officeooo:rsid="00208bd2"/>
    </style:style>
    <style:style style:name="T6" style:family="text">
      <style:text-properties officeooo:rsid="0022f209"/>
    </style:style>
    <style:style style:name="T7" style:family="text">
      <style:text-properties officeooo:rsid="00232b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Offline Password Manager – Operating Instructions</text:p>
      <text:p text:style-name="P4">Jim McKeown</text:p>
      <text:p text:style-name="P4">13 June 2023</text:p>
      <text:p text:style-name="P1"/>
      <text:p text:style-name="P17">Edit Passwords</text:p>
      <text:p text:style-name="P1"/>
      <text:p text:style-name="P3">The Offline Password Manager <text:span text:style-name="T6">appears as an additional keyboard when plugged in to a PC. The device</text:span></text:p>
      <text:p text:style-name="P3">can store up to 15 passwords of <text:span text:style-name="T6">up to </text:span>63 characters each. The user initially stores passwords <text:span text:style-name="T3">i</text:span>n each location (1 – 15) using this procedure:</text:p>
      <text:p text:style-name="P1"/>
      <text:p text:style-name="P1">1. Plug the USB cable into a PC.</text:p>
      <text:p text:style-name="P1"/>
      <text:p text:style-name="P2">2. Determine the <text:span text:style-name="T1">device</text:span> assigned to the password manager.</text:p>
      <text:p text:style-name="P2"/>
      <text:p text:style-name="P2">In Linux, open /dev directory. <text:span text:style-name="T1">The device is likely ttyACMx. If there is more than one (ttyACM0, ttyACM1…) unplug the USB cable and see which device is removed. Then plug the USB cable back in and confirm that the device returns.</text:span></text:p>
      <text:p text:style-name="P2"/>
      <text:p text:style-name="P7">&lt;FIG 01<text:span text:style-name="T5">a</text:span>&gt;</text:p>
      <text:p text:style-name="P12"/>
      <text:p text:style-name="P12">In Windows, use Device manager, <text:span text:style-name="T5">Ports (COM &amp; LPT)</text:span> to configure the Password Manager as a <text:span text:style-name="T5">serial port.</text:span></text:p>
      <text:p text:style-name="P5"/>
      <text:p text:style-name="P7">&lt;FIG 01<text:span text:style-name="T5">b</text:span>&gt;</text:p>
      <text:p text:style-name="P6"/>
      <text:p text:style-name="P6">3. Open a serial communication application such as PuTTY.</text:p>
      <text:p text:style-name="P6"/>
      <text:p text:style-name="P6">&lt;FIG 02&gt;</text:p>
      <text:p text:style-name="P6"/>
      <text:p text:style-name="P8">4. Change Session settings to:</text:p>
      <text:p text:style-name="P8"><text:tab/>Destination: dev/ttyACM0 (change to the device <text:span text:style-name="T4">from step 2</text:span>)</text:p>
      <text:p text:style-name="P8"><text:tab/>Speed 57600</text:p>
      <text:p text:style-name="P8"><text:tab/>Connection type: Serial</text:p>
      <text:p text:style-name="P8"/>
      <text:p text:style-name="P8">&lt;Fig 03&gt;</text:p>
      <text:p text:style-name="P8"/>
      <text:p text:style-name="P8">5. Change Terminal settings to:</text:p>
      <text:p text:style-name="P8"><text:tab/>Local echo: Force on</text:p>
      <text:p text:style-name="P8"><text:tab/>Local line editing: Force on</text:p>
      <text:p text:style-name="P8"/>
      <text:p text:style-name="P8">&lt;Fig 04&gt;</text:p>
      <text:p text:style-name="P8"/>
      <text:p text:style-name="P9">6. Save the configuration with a meaningful name so you can skip steps <text:span text:style-name="T6">2, </text:span>4, and 5 next time. <text:span text:style-name="T6">Load the configuration if you have already saved it.</text:span></text:p>
      <text:p text:style-name="P9"/>
      <text:p text:style-name="P9">&lt;Fig 05&gt;</text:p>
      <text:p text:style-name="P9"/>
      <text:p text:style-name="P9">7. Select “Open”.</text:p>
      <text:p text:style-name="P9"><text:soft-page-break/></text:p>
      <text:p text:style-name="P9">8. <text:span text:style-name="T6">In the PuTTY terminal, t</text:span>ype “editPW” and press the Enter key.</text:p>
      <text:p text:style-name="P9"/>
      <text:p text:style-name="P9">&lt;Fig 06&gt;</text:p>
      <text:p text:style-name="P9"/>
      <text:p text:style-name="P10">9. Follow the prompts to edit any <text:span text:style-name="T2">valid </text:span>password ID #.</text:p>
      <text:p text:style-name="P10"/>
      <text:p text:style-name="P11">&lt;Fig 07&gt;</text:p>
      <text:p text:style-name="P11"/>
      <text:p text:style-name="P11">10. Repeat step 9 for all password IDs you would like to edit.</text:p>
      <text:p text:style-name="P11"/>
      <text:p text:style-name="P11">11. When finished editing, unplug the USB cable.</text:p>
      <text:p text:style-name="P11"/>
      <text:p text:style-name="P11">Note: If you have a long password that you have copied to the clipboard, use Ctrl+<text:span text:style-name="T4">r</text:span>ight-<text:span text:style-name="T4">c</text:span>lick, “<text:span text:style-name="T4">Paste from CLIPBOARD”</text:span> <text:span text:style-name="T4">from the context menu </text:span>to paste into PuTTY.</text:p>
      <text:p text:style-name="P11"/>
      <text:p text:style-name="P11">&lt;Fig 08&gt;</text:p>
      <text:p text:style-name="P11"/>
      <text:p text:style-name="P16">Normal Operation</text:p>
      <text:p text:style-name="P13"/>
      <text:p text:style-name="P13">1. Hold down buttons 2 and 8 while plugging in the USB cable to the PC.</text:p>
      <text:p text:style-name="P13"/>
      <text:p text:style-name="P14">&lt;Fig 09&gt;</text:p>
      <text:p text:style-name="P13"/>
      <text:p text:style-name="P13">2. After about 3 seconds, release the buttons. This will unlock the device.</text:p>
      <text:p text:style-name="P13"/>
      <text:p text:style-name="P13">3. Set the PC cursor focus on the appropriate password prompt text box.</text:p>
      <text:p text:style-name="P13"/>
      <text:p text:style-name="P13">4. Press the appropriate button or combination of buttons to select a password number. The password will be immediately sent to the PC as a USB keyboard.</text:p>
      <text:p text:style-name="P13"/>
      <text:p text:style-name="P13">5. Press Enter to send the password.</text:p>
      <text:p text:style-name="P13"/>
      <text:p text:style-name="P14">Repeat steps 3, 4, and 5 to send additional passwords.</text:p>
      <text:p text:style-name="P13"/>
      <text:p text:style-name="P13">Note:</text:p>
      <text:p text:style-name="P13"/>
      <text:p text:style-name="P13">The device will stay unlocked as long as it is powered. Any number of passwords can be sent until the device looses power.</text:p>
      <text:p text:style-name="P13"/>
      <text:p text:style-name="P13">If the device is in the locked state, the button number will be sent to the keyboard <text:span text:style-name="T7">instead of the stored password.</text:span></text:p>
      <text:p text:style-name="P11"/>
      <text:p text:style-name="P11"/>
      <text:p text:style-name="P11"/>
      <text:p text:style-name="P9"/>
      <text:p text:style-name="P9"/>
      <text:p text:style-name="P9"/>
      <text:p text:style-name="P8"/>
      <text:p text:style-name="P8"><text:soft-page-break/></text:p>
      <text:p text:style-name="P8"><text:tab/><text:tab/></text:p>
      <text:p text:style-name="P6"/>
      <text:p text:style-name="P6"><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9T13:08:49.396253734</meta:creation-date>
    <dc:date>2023-06-19T15:56:18.828276646</dc:date>
    <meta:editing-duration>PT33M55S</meta:editing-duration>
    <meta:editing-cycles>4</meta:editing-cycles>
    <meta:generator>LibreOffice/6.4.7.2$Linux_X86_64 LibreOffice_project/40$Build-2</meta:generator>
    <meta:document-statistic meta:table-count="0" meta:image-count="0" meta:object-count="0" meta:page-count="3" meta:paragraph-count="47" meta:word-count="428" meta:character-count="2363" meta:non-whitespace-character-count="1970"/>
  </office:meta>
</office:document-meta>
</file>